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5186c" officeooo:paragraph-rsid="0025186c"/>
    </style:style>
    <style:style style:name="P2" style:family="paragraph" style:parent-style-name="Standard">
      <style:paragraph-properties fo:text-align="start" style:justify-single-word="false"/>
      <style:text-properties officeooo:rsid="0025186c" officeooo:paragraph-rsid="0025186c"/>
    </style:style>
    <style:style style:name="P3" style:family="paragraph" style:parent-style-name="Standard">
      <style:paragraph-properties fo:text-align="start" style:justify-single-word="false"/>
      <style:text-properties officeooo:paragraph-rsid="0025186c"/>
    </style:style>
    <style:style style:name="P4" style:family="paragraph" style:parent-style-name="Standard">
      <style:paragraph-properties fo:text-align="start" style:justify-single-word="false"/>
      <style:text-properties officeooo:paragraph-rsid="00285fa6"/>
    </style:style>
    <style:style style:name="P5" style:family="paragraph" style:parent-style-name="Standard">
      <style:paragraph-properties fo:text-align="start" style:justify-single-word="false"/>
      <style:text-properties officeooo:paragraph-rsid="002fd9c3"/>
    </style:style>
    <style:style style:name="P6" style:family="paragraph" style:parent-style-name="Standard">
      <style:paragraph-properties fo:text-align="start" style:justify-single-word="false"/>
      <style:text-properties officeooo:paragraph-rsid="00330cd6"/>
    </style:style>
    <style:style style:name="P7" style:family="paragraph" style:parent-style-name="Standard">
      <style:paragraph-properties fo:text-align="start" style:justify-single-word="false"/>
      <style:text-properties officeooo:paragraph-rsid="0034b3d7"/>
    </style:style>
    <style:style style:name="P8" style:family="paragraph" style:parent-style-name="Standard">
      <style:paragraph-properties fo:text-align="start" style:justify-single-word="false"/>
      <style:text-properties officeooo:paragraph-rsid="00350683"/>
    </style:style>
    <style:style style:name="P9" style:family="paragraph" style:parent-style-name="Standard">
      <style:paragraph-properties fo:text-align="start" style:justify-single-word="false"/>
      <style:text-properties officeooo:paragraph-rsid="00466227"/>
    </style:style>
    <style:style style:name="P10" style:family="paragraph" style:parent-style-name="Standard">
      <style:paragraph-properties fo:text-align="start" style:justify-single-word="false"/>
      <style:text-properties officeooo:paragraph-rsid="0047c22f"/>
    </style:style>
    <style:style style:name="P11" style:family="paragraph" style:parent-style-name="Standard">
      <style:paragraph-properties fo:text-align="start" style:justify-single-word="false"/>
      <style:text-properties officeooo:paragraph-rsid="00547e17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paragraph-rsid="00547e17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paragraph-rsid="00583fae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officeooo:paragraph-rsid="005a309a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paragraph-rsid="005e843f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paragraph-rsid="005e6382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paragraph-rsid="00591ccb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officeooo:paragraph-rsid="00638836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officeooo:paragraph-rsid="006166c4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paragraph-rsid="0065786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officeooo:paragraph-rsid="0065ab4e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officeooo:paragraph-rsid="00695fe4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paragraph-rsid="006f6b5b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officeooo:paragraph-rsid="0071677d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paragraph-rsid="007595ac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paragraph-rsid="0075df55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paragraph-rsid="0076f2bd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officeooo:paragraph-rsid="0077b611"/>
    </style:style>
    <style:style style:name="P29" style:family="paragraph" style:parent-style-name="Standard">
      <style:paragraph-properties fo:text-align="start" style:justify-single-word="false"/>
      <style:text-properties officeooo:paragraph-rsid="005e843f"/>
    </style:style>
    <style:style style:name="P30" style:family="paragraph" style:parent-style-name="Standard">
      <style:paragraph-properties fo:text-align="start" style:justify-single-word="false"/>
      <style:text-properties officeooo:rsid="002fd9c3" officeooo:paragraph-rsid="002fd9c3"/>
    </style:style>
    <style:style style:name="P31" style:family="paragraph" style:parent-style-name="Standard">
      <style:paragraph-properties fo:text-align="start" style:justify-single-word="false"/>
      <style:text-properties fo:color="#00a65d" officeooo:paragraph-rsid="002fd9c3"/>
    </style:style>
    <style:style style:name="P32" style:family="paragraph" style:parent-style-name="Standard">
      <style:paragraph-properties fo:text-align="start" style:justify-single-word="false"/>
      <style:text-properties officeooo:rsid="00330cd6" officeooo:paragraph-rsid="00330cd6"/>
    </style:style>
    <style:style style:name="P33" style:family="paragraph" style:parent-style-name="Standard">
      <style:paragraph-properties fo:text-align="start" style:justify-single-word="false"/>
      <style:text-properties officeooo:rsid="0034b3d7" officeooo:paragraph-rsid="0034b3d7"/>
    </style:style>
    <style:style style:name="P34" style:family="paragraph" style:parent-style-name="Standard">
      <style:paragraph-properties fo:text-align="start" style:justify-single-word="false"/>
      <style:text-properties officeooo:rsid="00350683" officeooo:paragraph-rsid="00350683"/>
    </style:style>
    <style:style style:name="P35" style:family="paragraph" style:parent-style-name="Standard">
      <style:paragraph-properties fo:text-align="start" style:justify-single-word="false"/>
      <style:text-properties officeooo:rsid="003b8d93" officeooo:paragraph-rsid="003b8d93"/>
    </style:style>
    <style:style style:name="P36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3b8d93" officeooo:paragraph-rsid="003b8d93" style:font-style-asian="italic" style:font-style-complex="italic"/>
    </style:style>
    <style:style style:name="P3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466227" officeooo:paragraph-rsid="00466227" style:font-style-asian="italic" style:font-style-complex="italic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style="italic" style:text-underline-style="solid" style:text-underline-width="auto" style:text-underline-color="font-color" officeooo:paragraph-rsid="007595ac" style:font-style-asian="italic" style:font-style-complex="italic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style="italic" style:text-underline-style="solid" style:text-underline-width="auto" style:text-underline-color="font-color" officeooo:paragraph-rsid="0075df55" style:font-style-asian="italic" style:font-style-complex="italic"/>
    </style:style>
    <style:style style:name="P4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47c22f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style:text-underline-style="solid" style:text-underline-width="auto" style:text-underline-color="font-color" officeooo:paragraph-rsid="0058711b"/>
    </style:style>
    <style:style style:name="P4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547e17" officeooo:paragraph-rsid="0047c22f" style:font-weight-asian="bold" style:font-weight-complex="bold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style:text-underline-style="solid" style:text-underline-width="auto" style:text-underline-color="font-color" fo:font-weight="bold" officeooo:rsid="00547e17" officeooo:paragraph-rsid="0058711b" fo:background-color="#ed1c24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underline-style="none" officeooo:rsid="0057bdf8" officeooo:paragraph-rsid="0057bdf8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fo:color="#000000" style:text-underline-style="solid" style:text-underline-width="auto" style:text-underline-color="font-color" officeooo:paragraph-rsid="005e843f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fo:color="#000000" style:text-underline-style="solid" style:text-underline-width="auto" style:text-underline-color="font-color" officeooo:paragraph-rsid="0065c369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color="#000000" style:text-underline-style="solid" style:text-underline-width="auto" style:text-underline-color="font-color" officeooo:paragraph-rsid="006bf7be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fo:color="#000000" style:text-underline-style="solid" style:text-underline-width="auto" style:text-underline-color="font-color" officeooo:paragraph-rsid="0076f2bd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color="#000000" style:text-underline-style="solid" style:text-underline-width="auto" style:text-underline-color="font-color" officeooo:paragraph-rsid="0077b611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color="#000000" style:text-underline-style="solid" style:text-underline-width="auto" style:text-underline-color="font-color" fo:font-weight="bold" officeooo:rsid="00547e17" officeooo:paragraph-rsid="0065c369" style:font-weight-asian="bold" style:font-weight-complex="bold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color="#000000" officeooo:paragraph-rsid="0065ab4e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Liberation Serif" officeooo:rsid="00678111" officeooo:paragraph-rsid="00678111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Liberation Serif" officeooo:paragraph-rsid="00678111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06bf7be" officeooo:paragraph-rsid="006bf7be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065786d" officeooo:paragraph-rsid="0065786d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fo:color="#ce181e" officeooo:rsid="00466227" officeooo:paragraph-rsid="0065ab4e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111111" style:font-name="Roboto" fo:letter-spacing="normal" fo:font-style="normal" fo:font-weight="normal" officeooo:paragraph-rsid="0065ab4e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111111" style:font-name="Liberation Serif" fo:letter-spacing="normal" fo:font-style="normal" fo:font-weight="normal" officeooo:rsid="00678111" officeooo:paragraph-rsid="00678111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111111" style:font-name="Liberation Serif" fo:letter-spacing="normal" fo:font-style="normal" fo:font-weight="normal" officeooo:rsid="00695fe4" officeooo:paragraph-rsid="00695fe4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111111" style:font-name="Liberation Serif" fo:letter-spacing="normal" fo:font-style="normal" style:text-underline-style="solid" style:text-underline-width="auto" style:text-underline-color="font-color" fo:font-weight="bold" officeooo:rsid="00547e17" officeooo:paragraph-rsid="006bf7be" style:font-weight-asian="bold" style:font-weight-complex="bold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6f6b5b" officeooo:paragraph-rsid="006f6b5b" style:font-weight-asian="normal" style:font-weight-complex="normal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bold" officeooo:rsid="00547e17" officeooo:paragraph-rsid="006bf7be" style:font-weight-asian="bold" style:font-weight-complex="bold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bold" officeooo:rsid="006bf7be" officeooo:paragraph-rsid="006bf7be" style:font-weight-asian="bold" style:font-weight-complex="bold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000000" style:font-name="Liberation Serif" fo:letter-spacing="normal" fo:font-style="normal" style:text-underline-style="none" fo:font-weight="bold" officeooo:rsid="006bf7be" officeooo:paragraph-rsid="006bf7be" style:font-weight-asian="bold" style:font-weight-complex="bold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000000" style:font-name="Liberation Serif" fo:letter-spacing="normal" fo:font-style="normal" style:text-underline-style="none" fo:font-weight="normal" officeooo:rsid="00547e17" officeooo:paragraph-rsid="006bf7be" style:font-weight-asian="normal" style:font-weight-complex="normal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paragraph-rsid="0077b611" style:font-weight-asian="normal" style:font-weight-complex="normal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77b611" officeooo:paragraph-rsid="0077b611" style:font-weight-asian="normal" style:font-weight-complex="normal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000000" style:font-name="Liberation Serif" fo:letter-spacing="normal" fo:font-style="normal" style:text-underline-style="none" fo:font-weight="normal" officeooo:rsid="0071677d" officeooo:paragraph-rsid="007595ac" style:font-weight-asian="normal" style:font-weight-complex="normal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000000" style:font-name="Liberation Serif" fo:letter-spacing="normal" fo:font-style="normal" style:text-underline-style="none" fo:font-weight="normal" officeooo:rsid="007595ac" officeooo:paragraph-rsid="007595ac" style:font-weight-asian="normal" style:font-weight-complex="normal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000000" style:font-name="Liberation Serif" fo:letter-spacing="normal" fo:font-style="normal" style:text-underline-style="none" fo:font-weight="normal" officeooo:rsid="007595ac" officeooo:paragraph-rsid="007595ac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000000" style:font-name="Liberation Serif" fo:letter-spacing="normal" fo:font-style="italic" style:text-underline-style="solid" style:text-underline-width="auto" style:text-underline-color="font-color" fo:font-weight="normal" officeooo:rsid="007595ac" officeooo:paragraph-rsid="007595ac" style:font-style-asian="italic" style:font-weight-asian="normal" style:font-style-complex="italic" style:font-weight-complex="normal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111111" style:font-name="Liberation Serif" fo:letter-spacing="normal" fo:font-style="normal" style:text-underline-style="solid" style:text-underline-width="auto" style:text-underline-color="font-color" fo:font-weight="bold" officeooo:rsid="00547e17" officeooo:paragraph-rsid="0076f2bd" style:font-weight-asian="bold" style:font-weight-complex="bold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111111" style:font-name="Liberation Serif" fo:letter-spacing="normal" fo:font-style="normal" style:text-underline-style="solid" style:text-underline-width="auto" style:text-underline-color="font-color" fo:font-weight="normal" officeooo:rsid="00547e17" officeooo:paragraph-rsid="0077b611" style:font-weight-asian="normal" style:font-weight-complex="normal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111111" style:font-name="Liberation Serif" fo:letter-spacing="normal" fo:font-style="normal" style:text-underline-style="none" fo:font-weight="bold" officeooo:rsid="0077b611" officeooo:paragraph-rsid="0077b611" style:font-weight-asian="bold" style:font-weight-complex="bold"/>
    </style:style>
    <style:style style:name="T1" style:family="text">
      <style:text-properties officeooo:rsid="00266119"/>
    </style:style>
    <style:style style:name="T2" style:family="text">
      <style:text-properties officeooo:rsid="00285fa6"/>
    </style:style>
    <style:style style:name="T3" style:family="text">
      <style:text-properties officeooo:rsid="002fd9c3"/>
    </style:style>
    <style:style style:name="T4" style:family="text">
      <style:text-properties fo:color="#ce181e"/>
    </style:style>
    <style:style style:name="T5" style:family="text">
      <style:text-properties fo:color="#ce181e" officeooo:rsid="002fd9c3"/>
    </style:style>
    <style:style style:name="T6" style:family="text">
      <style:text-properties fo:color="#ce181e" officeooo:rsid="00466227"/>
    </style:style>
    <style:style style:name="T7" style:family="text">
      <style:text-properties fo:font-variant="normal" fo:text-transform="none" fo:color="#292929" style:font-name="Liberation Serif" fo:font-size="12pt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111111" style:font-name="Roboto" fo:letter-spacing="normal" fo:font-style="normal" fo:font-weight="normal"/>
    </style:style>
    <style:style style:name="T9" style:family="text">
      <style:text-properties fo:font-variant="normal" fo:text-transform="none" fo:color="#111111" fo:letter-spacing="normal" fo:font-style="normal" fo:font-weight="normal"/>
    </style:style>
    <style:style style:name="T10" style:family="text">
      <style:text-properties fo:font-variant="normal" fo:text-transform="none" fo:color="#111111" fo:letter-spacing="normal" fo:font-style="normal" fo:font-weight="normal" officeooo:rsid="00678111"/>
    </style:style>
    <style:style style:name="T11" style:family="text">
      <style:text-properties fo:font-variant="normal" fo:text-transform="none" fo:color="#111111" fo:letter-spacing="normal" fo:font-style="normal" fo:font-weight="normal" officeooo:rsid="00678111" fo:background-color="#fff200" loext:char-shading-value="0"/>
    </style:style>
    <style:style style:name="T12" style:family="text">
      <style:text-properties fo:font-variant="normal" fo:text-transform="none" fo:color="#111111" style:font-name="Liberation Serif" fo:letter-spacing="normal" fo:font-style="normal"/>
    </style:style>
    <style:style style:name="T13" style:family="text">
      <style:text-properties fo:font-variant="normal" fo:text-transform="none" fo:color="#111111" style:font-name="Liberation Serif" fo:letter-spacing="normal" fo:font-style="normal" fo:font-weight="normal" officeooo:rsid="00695fe4"/>
    </style:style>
    <style:style style:name="T14" style:family="text">
      <style:text-properties fo:font-variant="normal" fo:text-transform="none" fo:color="#111111" style:font-name="Liberation Serif" fo:letter-spacing="normal" fo:font-style="normal" fo:font-weight="normal" officeooo:rsid="00695fe4" fo:background-color="#fff200" loext:char-shading-value="0"/>
    </style:style>
    <style:style style:name="T15" style:family="text">
      <style:text-properties fo:font-variant="normal" fo:text-transform="none" fo:color="#111111" style:font-name="Liberation Serif" fo:letter-spacing="normal" fo:font-style="normal" fo:font-weight="bold" officeooo:rsid="00466227" style:font-weight-asian="bold" style:font-weight-complex="bold"/>
    </style:style>
    <style:style style:name="T16" style:family="text">
      <style:text-properties fo:font-variant="normal" fo:text-transform="none" fo:color="#111111" style:font-name="Liberation Serif" fo:letter-spacing="normal" fo:font-style="normal" fo:font-weight="bold" officeooo:rsid="00547e17" style:font-weight-asian="bold" style:font-weight-complex="bold"/>
    </style:style>
    <style:style style:name="T17" style:family="text">
      <style:text-properties fo:font-variant="normal" fo:text-transform="none" fo:color="#111111" style:font-name="Liberation Serif" fo:letter-spacing="normal" fo:font-style="normal" style:text-underline-style="none"/>
    </style:style>
    <style:style style:name="T18" style:family="text">
      <style:text-properties fo:font-variant="normal" fo:text-transform="none" fo:color="#111111" style:font-name="Liberation Serif" fo:letter-spacing="normal" fo:font-style="normal" style:text-underline-style="none" officeooo:rsid="00547e17"/>
    </style:style>
    <style:style style:name="T19" style:family="text">
      <style:text-properties fo:font-variant="normal" fo:text-transform="none" fo:color="#111111" style:font-name="Liberation Serif" fo:letter-spacing="normal" fo:font-style="normal" style:text-underline-style="none" officeooo:rsid="0077b611"/>
    </style:style>
    <style:style style:name="T20" style:family="text">
      <style:text-properties fo:font-variant="normal" fo:text-transform="none" fo:color="#111111" style:font-name="Liberation Serif" fo:letter-spacing="normal" fo:font-style="italic" style:text-underline-style="solid" style:text-underline-width="auto" style:text-underline-color="font-color" fo:font-weight="normal" officeooo:rsid="0077b611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00a65d" style:font-name="Liberation Serif" fo:letter-spacing="normal" fo:font-style="normal" fo:font-weight="bold" officeooo:rsid="00547e17" style:font-weight-asian="bold" style:font-weight-complex="bold"/>
    </style:style>
    <style:style style:name="T22" style:family="text">
      <style:text-properties fo:font-variant="normal" fo:text-transform="none" style:font-name="Liberation Serif" fo:letter-spacing="normal" fo:font-style="normal"/>
    </style:style>
    <style:style style:name="T2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bold" officeooo:rsid="00547e17" style:font-weight-asian="bold" style:font-weight-complex="bold"/>
    </style:style>
    <style:style style:name="T25" style:family="text">
      <style:text-properties fo:font-variant="normal" fo:text-transform="none" fo:color="#000000" style:font-name="Liberation Serif" fo:letter-spacing="normal" fo:font-style="normal"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547e17" style:font-weight-asian="normal" style:font-weight-complex="normal"/>
    </style:style>
    <style:style style:name="T27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6f6b5b" style:font-weight-asian="normal" style:font-weight-complex="normal"/>
    </style:style>
    <style:style style:name="T28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71677d" style:font-weight-asian="normal" style:font-weight-complex="normal"/>
    </style:style>
    <style:style style:name="T29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7595ac" style:font-weight-asian="normal" style:font-weight-complex="normal"/>
    </style:style>
    <style:style style:name="T30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75df55" style:font-weight-asian="normal" style:font-weight-complex="normal"/>
    </style:style>
    <style:style style:name="T31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76f2bd" style:font-weight-asian="normal" style:font-weight-complex="normal"/>
    </style:style>
    <style:style style:name="T32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7595ac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style:font-name="Liberation Serif" fo:letter-spacing="normal" fo:font-style="normal" fo:font-weight="normal" style:font-weight-asian="normal" style:font-weight-complex="normal"/>
    </style:style>
    <style:style style:name="T34" style:family="text">
      <style:text-properties fo:font-variant="normal" fo:text-transform="none" fo:color="#000000" style:font-name="Liberation Serif" fo:letter-spacing="normal" fo:font-style="italic" style:text-underline-style="solid" style:text-underline-width="auto" style:text-underline-color="font-color" fo:font-weight="normal" officeooo:rsid="0071677d" style:font-style-asian="italic" style:font-weight-asian="normal" style:font-style-complex="italic" style:font-weight-complex="normal"/>
    </style:style>
    <style:style style:name="T35" style:family="text">
      <style:text-properties fo:font-variant="normal" fo:text-transform="none" fo:color="#000000" style:font-name="Liberation Serif" fo:letter-spacing="normal" fo:font-style="italic" style:text-underline-style="solid" style:text-underline-width="auto" style:text-underline-color="font-color" fo:font-weight="normal" officeooo:rsid="006f6b5b" style:font-style-asian="italic" style:font-weight-asian="normal" style:font-style-complex="italic" style:font-weight-complex="normal"/>
    </style:style>
    <style:style style:name="T36" style:family="text">
      <style:text-properties fo:font-variant="normal" fo:text-transform="none" fo:color="#000000" style:font-name="Liberation Serif" fo:letter-spacing="normal" fo:font-style="italic" style:text-underline-style="solid" style:text-underline-width="auto" style:text-underline-color="font-color" fo:font-weight="normal" officeooo:rsid="007595ac" style:font-style-asian="italic" style:font-weight-asian="normal" style:font-style-complex="italic" style:font-weight-complex="normal"/>
    </style:style>
    <style:style style:name="T37" style:family="text">
      <style:text-properties fo:font-variant="normal" fo:text-transform="none" fo:color="#000000" style:font-name="Liberation Serif" fo:letter-spacing="normal" fo:font-weight="normal" style:font-weight-asian="normal" style:font-weight-complex="normal"/>
    </style:style>
    <style:style style:name="T38" style:family="text">
      <style:text-properties fo:font-variant="normal" fo:text-transform="none" fo:color="#000000" style:font-name="Liberation Serif" fo:letter-spacing="normal" fo:font-weight="normal" officeooo:rsid="007595ac" style:font-weight-asian="normal" style:font-weight-complex="normal"/>
    </style:style>
    <style:style style:name="T39" style:family="text">
      <style:text-properties fo:font-size="12pt" officeooo:rsid="002fd9c3" style:font-size-asian="12pt" style:font-size-complex="12pt"/>
    </style:style>
    <style:style style:name="T40" style:family="text">
      <style:text-properties officeooo:rsid="00330cd6"/>
    </style:style>
    <style:style style:name="T41" style:family="text">
      <style:text-properties fo:color="#ed1c24"/>
    </style:style>
    <style:style style:name="T42" style:family="text">
      <style:text-properties fo:color="#ed1c24" officeooo:rsid="00330cd6"/>
    </style:style>
    <style:style style:name="T43" style:family="text">
      <style:text-properties fo:color="#ed1c24" officeooo:rsid="00350683"/>
    </style:style>
    <style:style style:name="T44" style:family="text">
      <style:text-properties fo:color="#ed1c24" fo:font-weight="bold" officeooo:rsid="00547e17" style:font-weight-asian="bold" style:font-weight-complex="bold"/>
    </style:style>
    <style:style style:name="T45" style:family="text">
      <style:text-properties fo:color="#00a65d"/>
    </style:style>
    <style:style style:name="T46" style:family="text">
      <style:text-properties fo:color="#00a65d" officeooo:rsid="0047c22f" fo:background-color="#fff200" loext:char-shading-value="0"/>
    </style:style>
    <style:style style:name="T47" style:family="text">
      <style:text-properties officeooo:rsid="0034b3d7"/>
    </style:style>
    <style:style style:name="T48" style:family="text">
      <style:text-properties officeooo:rsid="00350683"/>
    </style:style>
    <style:style style:name="T49" style:family="text">
      <style:text-properties fo:background-color="#fff200" loext:char-shading-value="0"/>
    </style:style>
    <style:style style:name="T50" style:family="text">
      <style:text-properties officeooo:rsid="00350683" fo:background-color="#fff200" loext:char-shading-value="0"/>
    </style:style>
    <style:style style:name="T51" style:family="text">
      <style:text-properties officeooo:rsid="00330cd6" fo:background-color="#fff200" loext:char-shading-value="0"/>
    </style:style>
    <style:style style:name="T52" style:family="text">
      <style:text-properties officeooo:rsid="002fd9c3" fo:background-color="#fff200" loext:char-shading-value="0"/>
    </style:style>
    <style:style style:name="T53" style:family="text">
      <style:text-properties officeooo:rsid="0034b3d7" fo:background-color="#fff200" loext:char-shading-value="0"/>
    </style:style>
    <style:style style:name="T54" style:family="text">
      <style:text-properties officeooo:rsid="00285fa6" fo:background-color="#fff200" loext:char-shading-value="0"/>
    </style:style>
    <style:style style:name="T55" style:family="text">
      <style:text-properties officeooo:rsid="0047c22f" fo:background-color="#fff200" loext:char-shading-value="0"/>
    </style:style>
    <style:style style:name="T56" style:family="text">
      <style:text-properties officeooo:rsid="00591ccb" fo:background-color="#fff200" loext:char-shading-value="0"/>
    </style:style>
    <style:style style:name="T57" style:family="text">
      <style:text-properties officeooo:rsid="005a309a" fo:background-color="#fff200" loext:char-shading-value="0"/>
    </style:style>
    <style:style style:name="T58" style:family="text">
      <style:text-properties officeooo:rsid="005e6382" fo:background-color="#fff200" loext:char-shading-value="0"/>
    </style:style>
    <style:style style:name="T59" style:family="text">
      <style:text-properties officeooo:rsid="005e843f" fo:background-color="#fff200" loext:char-shading-value="0"/>
    </style:style>
    <style:style style:name="T60" style:family="text">
      <style:text-properties officeooo:rsid="0065786d" fo:background-color="#fff200" loext:char-shading-value="0"/>
    </style:style>
    <style:style style:name="T61" style:family="text">
      <style:text-properties officeooo:rsid="0065ab4e" fo:background-color="#fff200" loext:char-shading-value="0"/>
    </style:style>
    <style:style style:name="T62" style:family="text">
      <style:text-properties officeooo:rsid="00350683" fo:background-color="#ed1c24" loext:char-shading-value="0"/>
    </style:style>
    <style:style style:name="T63" style:family="text">
      <style:text-properties officeooo:rsid="00266119" fo:background-color="#ed1c24" loext:char-shading-value="0"/>
    </style:style>
    <style:style style:name="T64" style:family="text">
      <style:text-properties officeooo:rsid="00583fae" fo:background-color="#ed1c24" loext:char-shading-value="0"/>
    </style:style>
    <style:style style:name="T65" style:family="text">
      <style:text-properties officeooo:rsid="006166c4" fo:background-color="#ed1c24" loext:char-shading-value="0"/>
    </style:style>
    <style:style style:name="T66" style:family="text">
      <style:text-properties officeooo:rsid="0065786d" fo:background-color="#ed1c24" loext:char-shading-value="0"/>
    </style:style>
    <style:style style:name="T67" style:family="text">
      <style:text-properties fo:font-style="italic" style:text-underline-style="none" fo:font-weight="normal" officeooo:rsid="00466227" style:font-style-asian="italic" style:font-weight-asian="normal" style:font-style-complex="italic" style:font-weight-complex="normal"/>
    </style:style>
    <style:style style:name="T68" style:family="text">
      <style:text-properties fo:font-style="italic" style:text-underline-style="none" officeooo:rsid="0047c22f" fo:background-color="#fff200" loext:char-shading-value="0" style:font-style-asian="italic" style:font-style-complex="italic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547e17" style:font-weight-asian="bold" style:font-weight-complex="bold"/>
    </style:style>
    <style:style style:name="T71" style:family="text">
      <style:text-properties fo:font-weight="bold" officeooo:rsid="00466227" style:font-weight-asian="bold" style:font-weight-complex="bold"/>
    </style:style>
    <style:style style:name="T72" style:family="text">
      <style:text-properties style:text-underline-style="none" fo:font-weight="normal" style:font-weight-asian="normal" style:font-weight-complex="normal"/>
    </style:style>
    <style:style style:name="T73" style:family="text">
      <style:text-properties style:text-underline-style="none" fo:font-weight="normal" officeooo:rsid="00547e17" style:font-weight-asian="normal" style:font-weight-complex="normal"/>
    </style:style>
    <style:style style:name="T74" style:family="text">
      <style:text-properties style:text-underline-style="none" fo:font-weight="normal" officeooo:rsid="00547e17" fo:background-color="#fff200" loext:char-shading-value="0" style:font-weight-asian="normal" style:font-weight-complex="normal"/>
    </style:style>
    <style:style style:name="T75" style:family="text">
      <style:text-properties officeooo:rsid="005a309a"/>
    </style:style>
    <style:style style:name="T76" style:family="text">
      <style:text-properties officeooo:rsid="005e843f"/>
    </style:style>
    <style:style style:name="T77" style:family="text">
      <style:text-properties officeooo:rsid="00466227"/>
    </style:style>
    <style:style style:name="T78" style:family="text">
      <style:text-properties fo:color="#000000" style:text-underline-style="none" officeooo:rsid="005e843f" fo:background-color="#fff200" loext:char-shading-value="0"/>
    </style:style>
    <style:style style:name="T79" style:family="text">
      <style:text-properties officeooo:rsid="006166c4"/>
    </style:style>
    <style:style style:name="T80" style:family="text">
      <style:text-properties officeooo:rsid="0065786d"/>
    </style:style>
    <style:style style:name="T81" style:family="text">
      <style:text-properties fo:color="#21409a" officeooo:rsid="00466227"/>
    </style:style>
    <style:style style:name="T82" style:family="text">
      <style:text-properties officeooo:rsid="0076f2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e for Thesis</text:p>
      <text:p text:style-name="P1"/>
      <text:p text:style-name="P1"/>
      <text:p text:style-name="P1"/>
      <text:p text:style-name="P2"><text:span text:style-name="T63">1)</text:span><text:span text:style-name="T1"> </text:span>Building and programming an autonomous robot using Raspberry Pi as a PLC<text:span text:style-name="T4"> </text:span><text:span text:style-name="T5">[THESIS]</text:span></text:p>
      <text:p text:style-name="P2"><text:a xlink:type="simple" xlink:href="http://www.diva-portal.org/smash/get/diva2:952952/FULLTEXT01.pdf" text:style-name="Internet_20_link" text:visited-style-name="Visited_20_Internet_20_Link">http://www.diva-portal.org/smash/get/diva2:952952/FULLTEXT01.pdf</text:a></text:p>
      <text:p text:style-name="P3"/>
      <text:p text:style-name="P3">→<text:span text:style-name="T1"> Importance of : Rpi(why? How?) ; PID ; </text:span></text:p>
      <text:p text:style-name="P3"/>
      <text:p text:style-name="P4"><text:span text:style-name="T54">2) </text:span>Design and Implementation Raspberry Pi-based Omni-wheel Mobile Robot</text:p>
      <text:p text:style-name="P4"><text:a xlink:type="simple" xlink:href="../../../Downloads/krinkin-raspberrypi.pdf" text:style-name="Internet_20_link" text:visited-style-name="Visited_20_Internet_20_Link">file:///home/jason/Downloads/krinkin-raspberrypi.pdf</text:a></text:p>
      <text:p text:style-name="P4"/>
      <text:p text:style-name="P4"><text:span text:style-name="T54">3)</text:span><text:span text:style-name="T2"> </text:span>Towards 6D SLAM with ground truth integration <text:span text:style-name="T5">[THESIS]</text:span></text:p>
      <text:p text:style-name="P4"><text:a xlink:type="simple" xlink:href="http://www.diva-portal.org/smash/get/diva2:1019529/FULLTEXT02" text:style-name="Internet_20_link" text:visited-style-name="Visited_20_Internet_20_Link">http://www.diva-portal.org/smash/get/diva2:1019529/FULLTEXT02</text:a></text:p>
      <text:p text:style-name="P4"/>
      <text:p text:style-name="P31"><text:span text:style-name="T52">4)</text:span><text:span text:style-name="T3"> </text:span>SLAM for Automated Unmanned Ground Vehicle with ROS</text:p>
      <text:p text:style-name="P5"><text:a xlink:type="simple" xlink:href="../../../Downloads/SLAMforAutomatedUnmannedGroundVehiclewithROS.pdf" text:style-name="Internet_20_link" text:visited-style-name="Visited_20_Internet_20_Link">file:///home/jason/Downloads/SLAMforAutomatedUnmannedGroundVehiclewithROS.pdf</text:a></text:p>
      <text:p text:style-name="P5"/>
      <text:p text:style-name="P5"><text:span text:style-name="T52">5)</text:span><text:span text:style-name="T39"> </text:span><text:bookmark text:name="734b"/><text:span text:style-name="T7">ROS Autonomous SLAM using Rapidly Exploring Random Tree (RRT)</text:span></text:p>
      <text:p text:style-name="P30"><text:a xlink:type="simple" xlink:href="https://towardsdatascience.com/ros-autonomous-slam-using-randomly-exploring-random-tree-rrt-37186f6e3568" text:style-name="Internet_20_link" text:visited-style-name="Visited_20_Internet_20_Link">https://towardsdatascience.com/ros-autonomous-slam-using-randomly-exploring-random-tree-rrt-37186f6e3568</text:a></text:p>
      <text:p text:style-name="P30"/>
      <text:p text:style-name="P6"><text:span text:style-name="T51">6)</text:span><text:span text:style-name="T40"> </text:span><text:span text:style-name="T45">A Comparative Study of Slam Algorithms for Indoor Navigation of Autonomous Wheelchairs</text:span> <text:span text:style-name="T42">[THESIS]</text:span></text:p>
      <text:p text:style-name="P32"><text:a xlink:type="simple" xlink:href="../../../Downloads/etd%20(1).pdf" text:style-name="Internet_20_link" text:visited-style-name="Visited_20_Internet_20_Link">file:///home/jason/Downloads/etd%20(1).pdf</text:a></text:p>
      <text:p text:style-name="P32"/>
      <text:p text:style-name="P33"><text:span text:style-name="T49">7)</text:span> LiDAR-based SLAM for Autonomous Ferry <text:span text:style-name="T41">[THESIS]</text:span></text:p>
      <text:p text:style-name="P33"><text:a xlink:type="simple" xlink:href="https://folk.ntnu.no/edmundfo/msc2019-2020/MasterFinalReducedMarius.pdf" text:style-name="Internet_20_link" text:visited-style-name="Visited_20_Internet_20_Link">https://folk.ntnu.no/edmundfo/msc2019-2020/MasterFinalReducedMarius.pdf</text:a></text:p>
      <text:p text:style-name="P33"/>
      <text:p text:style-name="P7"><text:span text:style-name="T53">8)</text:span><text:span text:style-name="T47"> </text:span>Implementation of SLAM algorithms in a small-scale vehicle using model-based development <text:span text:style-name="T43">[THESIS]</text:span></text:p>
      <text:p text:style-name="P7"><text:a xlink:type="simple" xlink:href="https://liu.diva-portal.org/smash/get/diva2:1218791/FULLTEXT01.pdf" text:style-name="Internet_20_link" text:visited-style-name="Visited_20_Internet_20_Link">https://liu.diva-portal.org/smash/get/diva2:1218791/FULLTEXT01.pdf</text:a></text:p>
      <text:p text:style-name="P34"/>
      <text:p text:style-name="P8"><text:span text:style-name="T50">9)</text:span><text:span text:style-name="T48"> </text:span>EVALUATION OF ROS SLAM GMAPPING FOR EXTRATERRESTRIAL ROBOTIC MINING <text:span text:style-name="T48"><text:s/></text:span><text:span text:style-name="T43">[THESIS]</text:span></text:p>
      <text:p text:style-name="P34"><text:a xlink:type="simple" xlink:href="https://ir.ua.edu/bitstream/handle/123456789/3615/file_1.pdf?sequence=1&amp;isAllowed=y" text:style-name="Internet_20_link" text:visited-style-name="Visited_20_Internet_20_Link">https://ir.ua.edu/bitstream/handle/123456789/3615/file_1.pdf?sequence=1&amp;isAllowed=y</text:a></text:p>
      <text:p text:style-name="P34"/>
      <text:p text:style-name="P8"><text:span text:style-name="T62">10) </text:span>LiDAR Point Cloud Generation for SLAM Algorithm Evaluation</text:p>
      <text:p text:style-name="P8"><text:a xlink:type="simple" xlink:href="../../../Downloads/sensors-21-03313%20(1).pdf" text:style-name="Internet_20_link" text:visited-style-name="Visited_20_Internet_20_Link">file:///home/jason/Downloads/sensors-21-03313%20(1).pdf</text:a></text:p>
      <text:p text:style-name="P8"/>
      <text:p text:style-name="P8"/>
      <text:p text:style-name="P35"><text:span text:style-name="T49">11) </text:span>IMPLEMENT HECTOR SLAM AND AMCL ALGORITHM FOR UNMANNED</text:p>
      <text:p text:style-name="P35">GROUND VEHICLE(UGV) IN GPS DENIED AND DYNAMIC ENVIRONMENT</text:p>
      <text:p text:style-name="P36">Documents/Masters Thesis/Papers</text:p>
      <text:p text:style-name="P36"/>
      <text:p text:style-name="P36"/>
      <text:p text:style-name="P9"><text:span text:style-name="T67">12) </text:span><text:span text:style-name="T72">A</text:span>UTONOMOUS NAVIGATION OF A QUADCOPTER IN INDOOR ENVIRONMENT <text:span text:style-name="T6">[THESIS]</text:span></text:p>
      <text:p text:style-name="P37"><text:a xlink:type="simple" xlink:href="https://scholarworks.calstate.edu/downloads/5x21th62m" text:style-name="Internet_20_link" text:visited-style-name="Visited_20_Internet_20_Link">https://scholarworks.calstate.edu/downloads/5x21th62m</text:a></text:p>
      <text:p text:style-name="P36"/>
      <text:p text:style-name="P10"><text:span text:style-name="T68">13) </text:span>Bird's Eye View: Cooperative Exploration by UGV and UAV</text:p>
      <text:p text:style-name="P10"><text:a xlink:type="simple" xlink:href="https://scholarcommons.sc.edu/cgi/viewcontent.cgi?article=5063&amp;context=etd" text:style-name="Internet_20_link" text:visited-style-name="Visited_20_Internet_20_Link">https://scholarcommons.sc.edu/cgi/viewcontent.cgi?article=5063&amp;context=etd</text:a></text:p>
      <text:p text:style-name="P10"><text:soft-page-break/></text:p>
      <text:p text:style-name="P10"><text:span text:style-name="T55">14) </text:span>AUTONOMOUS SEARCH AND RESCUE ROBOT USING ROS PLATFORM</text:p>
      <text:p text:style-name="P10"><text:a xlink:type="simple" xlink:href="http://docs.neu.edu.tr/library/6813958828.pdf" text:style-name="Internet_20_link" text:visited-style-name="Visited_20_Internet_20_Link">http://docs.neu.edu.tr/library/6813958828.pdf</text:a></text:p>
      <text:p text:style-name="P10"/>
      <text:p text:style-name="P29"><text:span text:style-name="T55">15)</text:span><text:span text:style-name="T46"> </text:span><text:span text:style-name="T45">VSLAM and Navigation System of Unmanned Ground Vehicle Based on RGB-D camera </text:span><text:span text:style-name="T6">[THESIS]</text:span></text:p>
      <text:p text:style-name="P40"><text:a xlink:type="simple" xlink:href="https://www.utupub.fi/bitstream/handle/10024/147661/VSLAM_and_Navigation_System_of_Unmanned_Ground_Vehicle_Based_on_RGB-D_Camera.pdf?sequence=1&amp;isAllowed=y" text:style-name="Internet_20_link" text:visited-style-name="Visited_20_Internet_20_Link">https://www.utupub.fi/bitstream/handle/10024/147661/VSLAM_and_Navigation_System_of_Unmanned_Ground_Vehicle_Based_on_RGB-D_Camera.pdf?sequence=1&amp;isAllowed=y</text:a></text:p>
      <text:p text:style-name="P40"/>
      <text:p text:style-name="P44">Rpi, TX2, ROS, VSLAM, Navigation</text:p>
      <text:p text:style-name="P40"><text:span text:style-name="T69">%%%%%%%%%%%</text:span><text:span text:style-name="T70">%</text:span><text:span text:style-name="T69">%%%</text:span><text:span text:style-name="T44">GOOD PAPER</text:span><text:span text:style-name="T70">%%%%%%%%%%%%%%%%%%</text:span></text:p>
      <text:p text:style-name="P42"/>
      <text:p text:style-name="P29"><text:span text:style-name="T74">16)</text:span><text:span text:style-name="T73"> </text:span>Obstacle Avoidance Algorithms for Autonomous Navigation system in Unstructured Indoor areas <text:span text:style-name="T6">[THESIS]</text:span></text:p>
      <text:p text:style-name="P11"><text:a xlink:type="simple" xlink:href="https://webthesis.biblio.polito.it/8991/1/tesi.pdf" text:style-name="Internet_20_link" text:visited-style-name="Visited_20_Internet_20_Link">https://webthesis.biblio.polito.it/8991/1/tesi.pdf</text:a></text:p>
      <text:p text:style-name="P12"/>
      <text:p text:style-name="P41"><text:span text:style-name="T69">%%%%%%%%%%%</text:span><text:span text:style-name="T70">%</text:span><text:span text:style-name="T69">%%%</text:span><text:span text:style-name="T44">GOOD PAPER</text:span><text:span text:style-name="T70">%%%%%%%%%%%%%%%%%%</text:span></text:p>
      <text:p text:style-name="P43"/>
      <text:p text:style-name="P13"><text:span text:style-name="T64">17) </text:span>Assistive Localization and Autonomous Navigation for a Multi-Robot System</text:p>
      <text:p text:style-name="P13"><text:a xlink:type="simple" xlink:href="https://projekter.aau.dk/projekter/files/334903143/MasterThesis_19gr934.pdf" text:style-name="Internet_20_link" text:visited-style-name="Visited_20_Internet_20_Link">https://projekter.aau.dk/projekter/files/334903143/MasterThesis_19gr934.pdf</text:a></text:p>
      <text:p text:style-name="P13"/>
      <text:p text:style-name="P15"><text:span text:style-name="T56">18) </text:span>Autonomous Navigation for a Two-Wheeled Unmanned Ground Vehicle: Design and Implementation <text:span text:style-name="T6">[THESIS]</text:span></text:p>
      <text:p text:style-name="P17"><text:a xlink:type="simple" xlink:href="../../../Downloads/Lu_Tianxiang_MASc_2020.pdf" text:style-name="Internet_20_link" text:visited-style-name="Visited_20_Internet_20_Link">file:///home/jason/Downloads/Lu_Tianxiang_MASc_2020.pdf</text:a></text:p>
      <text:p text:style-name="P17"/>
      <text:p text:style-name="P15"><text:span text:style-name="T57">19)</text:span><text:span text:style-name="T75"> </text:span>A NAVIGATION SYSTEM FOR INDOOR/OUTDOOR ENVIRONMENTS WITH AN UNMANNED GROUND VEHICLE (UGV) <text:span text:style-name="T6">[THESIS]</text:span></text:p>
      <text:p text:style-name="P14"><text:a xlink:type="simple" xlink:href="../../../Downloads/35.232-2015.37%20Milad%20Roigari.pdf" text:style-name="Internet_20_link" text:visited-style-name="Visited_20_Internet_20_Link">file:///home/jason/Downloads/35.232-2015.37%20Milad%20Roigari.pdf</text:a></text:p>
      <text:p text:style-name="P14"/>
      <text:p text:style-name="P15"><text:span text:style-name="T58">20) </text:span>APPLICATIONS OF ROBOT OPERATING SYSTEM (ROS) TO MOBILE MICROGRID FORMATION OUTDOORS <text:span text:style-name="T6">[THESIS]</text:span></text:p>
      <text:p text:style-name="P16"><text:a xlink:type="simple" xlink:href="https://media.proquest.com/media/hms/ORIG/2/iPQ6K?_s=ze%2BXTeKSbQB3Sr4dAzHTSlHbWcg%3D" text:style-name="Internet_20_link" text:visited-style-name="Visited_20_Internet_20_Link">https://media.proquest.com/media/hms/ORIG/2/iPQ6K?_s=ze%2BXTeKSbQB3Sr4dAzHTSlHbWcg%3D</text:a></text:p>
      <text:p text:style-name="P16"/>
      <text:p text:style-name="P15"><text:span text:style-name="T59">21)</text:span><text:span text:style-name="T76"> </text:span>Implementation 2D EKF SLAM for Wheeled Mobile Robot <text:span text:style-name="T6">[THESIS]</text:span></text:p>
      <text:p text:style-name="P45"><text:a xlink:type="simple" xlink:href="https://arxiv.org/pdf/1905.06529.pdf" text:style-name="Internet_20_link" text:visited-style-name="Visited_20_Internet_20_Link"><text:span text:style-name="T77">https://arxiv.org/pdf/1905.06529.pdf</text:span></text:a></text:p>
      <text:p text:style-name="P45"/>
      <text:p text:style-name="P18"><text:span text:style-name="T78">22) </text:span>A Low-cost SLAM Fusion Algorithm for Robot Localization <text:span text:style-name="T6">[THESIS]</text:span></text:p>
      <text:p text:style-name="P15"><text:a xlink:type="simple" xlink:href="https://era.library.ualberta.ca/items/a3c686f3-0f2a-4f97-8845-91035085719e/view/6e28a5a2-e334-4e23-b216-3bee314e2d76/Wu_Ruifan_201904_MSc.pdf" text:style-name="Internet_20_link" text:visited-style-name="Visited_20_Internet_20_Link">https://era.library.ualberta.ca/items/a3c686f3-0f2a-4f97-8845-91035085719e/view/6e28a5a2-e334-4e23-b216-3bee314e2d76/Wu_Ruifan_201904_MSc.pdf</text:a></text:p>
      <text:p text:style-name="P15"/>
      <text:p text:style-name="P20"><text:span text:style-name="T65">23)</text:span><text:span text:style-name="T79"> </text:span>Localization of Mobile Robot Using Multiple Sensors <text:span text:style-name="T6">[THESIS]</text:span></text:p>
      <text:p text:style-name="P19"><text:a xlink:type="simple" xlink:href="https://dspace.cvut.cz/bitstream/handle/10467/82873/F3-DP-2019-Novacek-David-localization_of_mobile_robot_using_multiple_sensors.pdf" text:style-name="Internet_20_link" text:visited-style-name="Visited_20_Internet_20_Link">https://dspace.cvut.cz/bitstream/handle/10467/82873/F3-DP-2019-Novacek-David-localization_of_mobile_robot_using_multiple_sensors.pdf</text:a></text:p>
      <text:p text:style-name="P19"/>
      <text:p text:style-name="P55">NDT</text:p>
      <text:p text:style-name="P55"/>
      <text:p text:style-name="P20"><text:span text:style-name="T66">24)</text:span><text:span text:style-name="T80"> </text:span>A Multi-Sensorial Simultaneous Localization and Mapping (SLAM) System for Low-Cost Micro Aerial Vehicles in GPS-Denied Environments</text:p>
      <text:p text:style-name="P20"/>
      <text:p text:style-name="P20"><text:a xlink:type="simple" xlink:href="https://pdfs.semanticscholar.org/8a18/38c64441c5a659a7fbcf80531e5e5ff53d84.pdf" text:style-name="Internet_20_link" text:visited-style-name="Visited_20_Internet_20_Link">https://pdfs.semanticscholar.org/8a18/38c64441c5a659a7fbcf80531e5e5ff53d84.pdf</text:a></text:p>
      <text:p text:style-name="P21"><text:soft-page-break/><text:span text:style-name="T60">25)</text:span><text:span text:style-name="T80"> </text:span>Autonomous Driving Segway Robots <text:s/><text:span text:style-name="T6">[THESIS]</text:span></text:p>
      <text:p text:style-name="P21"><text:a xlink:type="simple" xlink:href="https://deepblue.lib.umich.edu/bitstream/handle/2027.42/167349/Jiaming%20Liu%20-%20Final%20Thesis.pdf?sequence=1" text:style-name="Internet_20_link" text:visited-style-name="Visited_20_Internet_20_Link"><text:span text:style-name="T81">https://deepblue.lib.umich.edu/bitstream/handle/2027.42/167349/Jiaming%20Liu%20-%20Final%20Thesis.pdf?sequence=1</text:span></text:a></text:p>
      <text:p text:style-name="P56"/>
      <text:p text:style-name="P46"><text:span text:style-name="T71">%%%%%%%%%%%</text:span><text:span text:style-name="T70">%</text:span><text:span text:style-name="T71">%%%</text:span><text:span text:style-name="T44">GOOD PAPER</text:span><text:span text:style-name="T70">%%%%%%%%%%%%%%%%%%</text:span></text:p>
      <text:p text:style-name="P50"/>
      <text:p text:style-name="P51"><text:span text:style-name="T61">26) </text:span><text:span text:style-name="T8">Comparison of ROS-based Visual SLAM methods in homogeneous indoor environment</text:span></text:p>
      <text:p text:style-name="P51"><text:a xlink:type="simple" xlink:href="../../../Downloads/WPNC-2017_Ilmir_v5.pdf" text:style-name="Internet_20_link" text:visited-style-name="Visited_20_Internet_20_Link"><text:span text:style-name="T8">file:///home/jason/Downloads/WPNC-2017_Ilmir_v5.pdf</text:span></text:a></text:p>
      <text:p text:style-name="P57"/>
      <text:p text:style-name="P53"><text:span text:style-name="T11">27)</text:span><text:span text:style-name="T10"> <text:s/></text:span><text:span text:style-name="T8">Comparative analysis of ROS-based Monocular SLAM methods for indoor navigation</text:span></text:p>
      <text:p text:style-name="P52"><text:a xlink:type="simple" xlink:href="../../../Downloads/ICMV_2016_paper_94.pdf" text:style-name="Internet_20_link" text:visited-style-name="Visited_20_Internet_20_Link"><text:span text:style-name="T9">file:///home/jason/Downloads/ICMV_2016_paper_94.pdf</text:span></text:a></text:p>
      <text:p text:style-name="P58"/>
      <text:p text:style-name="P22"><text:span text:style-name="T14">28) </text:span><text:span text:style-name="T9">Comparison of Various SLAM Systems for Mobile Robot in an Indoor Environment</text:span></text:p>
      <text:p text:style-name="P22"><text:a xlink:type="simple" xlink:href="../../../Downloads/Comparison_of_Various_SLAM_RG.pdf" text:style-name="Internet_20_link" text:visited-style-name="Visited_20_Internet_20_Link"><text:span text:style-name="T13">file:///home/jason/Downloads/Comparison_of_Various_SLAM_RG.pdf</text:span></text:a></text:p>
      <text:p text:style-name="P59"/>
      <text:p text:style-name="P47"><text:span text:style-name="T15">%%%%%%%%%%%</text:span><text:span text:style-name="T16">%</text:span><text:span text:style-name="T15">%%%</text:span><text:span text:style-name="T21">GOOD PAPER</text:span><text:span text:style-name="T16">%%%%%%%%%%%%%%%%%%</text:span></text:p>
      <text:p text:style-name="P60"/>
      <text:p text:style-name="P23"><text:span text:style-name="T26">2</text:span><text:span text:style-name="T27">9) </text:span><text:span text:style-name="T22">Evaluating SLAM 2D and 3D Mappings of Indoor Structures</text:span></text:p>
      <text:p text:style-name="P23"><text:a xlink:type="simple" xlink:href="https://www.researchgate.net/profile/Yoshihiro-Nitta-2/publication/344952892_Evaluating_SLAM_2D_and_3D_Mappings_of_Indoor_Structures/links/5f9ad45892851c14bcf0ce3d/Evaluating-SLAM-2D-and-3D-Mappings-of-Indoor-Structures.pdf" text:style-name="Internet_20_link" text:visited-style-name="Visited_20_Internet_20_Link"><text:span text:style-name="T35">https://www.researchgate.net/profile/Yoshihiro-Nitta-2/publication/344952892_Evaluating_SLAM_2D_and_3D_Mappings_of_Indoor_Structures/links/5f9ad45892851c14bcf0ce3d/Evaluating-SLAM-2D-and-3D-Mappings-of-Indoor-Structures.pdf</text:span></text:a></text:p>
      <text:p text:style-name="P61"/>
      <text:p text:style-name="P24"><text:span text:style-name="T27">3</text:span><text:span text:style-name="T28">0) </text:span><text:span text:style-name="T33">Review of Loop Closure Detection Methods for Mobile Robot Visual SLAM</text:span></text:p>
      <text:p text:style-name="P24"><text:a xlink:type="simple" xlink:href="https://www.ijert.org/research/review-of-loop-closure-detection-methods-for-mobile-robot-visual-slam-IJERTV10IS090091.pdf" text:style-name="Internet_20_link" text:visited-style-name="Visited_20_Internet_20_Link"><text:span text:style-name="T34">https://www.ijert.org/research/review-of-loop-closure-detection-methods-for-mobile-robot-visual-slam-IJERTV10IS090091.pdf</text:span></text:a></text:p>
      <text:p text:style-name="P68"/>
      <text:p text:style-name="P25"><text:span text:style-name="T28">3</text:span><text:span text:style-name="T29">1) </text:span><text:span text:style-name="T25">RTAB-Map as an Open-Source Lidar and Visual SLAM Library for Large-Scale and Long-Term Online Operation</text:span></text:p>
      <text:p text:style-name="P69"/>
      <text:p text:style-name="P38"><text:a xlink:type="simple" xlink:href="https://introlab.3it.usherbrooke.ca/mediawiki-introlab/images/7/7a/Labbe18JFR_preprint.pdf" text:style-name="Internet_20_link" text:visited-style-name="Visited_20_Internet_20_Link"><text:span text:style-name="T38">https://introlab.3it.usherbrooke.ca/mediawiki-introlab/images/7/7a/Labbe18JFR_preprint.pdf</text:span></text:a></text:p>
      <text:p text:style-name="P71"/>
      <text:p text:style-name="P25"><text:span text:style-name="T32">32) </text:span><text:span text:style-name="T37">Comparison of Various SLAM Systems for Mobile Robot in an Indoor Environment</text:span></text:p>
      <text:p text:style-name="P70"/>
      <text:p text:style-name="P25"><text:a xlink:type="simple" xlink:href="https://ieeexplore.ieee.org/stamp/stamp.jsp?tp=&amp;arnumber=8710464" text:style-name="Internet_20_link" text:visited-style-name="Visited_20_Internet_20_Link"><text:span text:style-name="T36">https://ieeexplore.ieee.org/stamp/stamp.jsp?tp=&amp;arnumber=8710464</text:span></text:a></text:p>
      <text:p text:style-name="P70"/>
      <text:p text:style-name="P70"/>
      <text:p text:style-name="P26"><text:span text:style-name="T30">33) </text:span>Map Comparison of Lidar-based 2D SLAM Algorithms Using Precise Ground Truth</text:p>
      <text:p text:style-name="P26"/>
      <text:p text:style-name="P39">https://ieeexplore.ieee.org/stamp/stamp.jsp?tp=&amp;arnumber=8581131</text:p>
      <text:p text:style-name="P62"/>
      <text:p text:style-name="P26"><text:span text:style-name="T30">34</text:span><text:span text:style-name="T31">) </text:span>2D Lidar-Based SLAM and Path Planning for Indoor Rescue Using Mobile Robots</text:p>
      <text:p text:style-name="P26"><text:a xlink:type="simple" xlink:href="https://downloads.hindawi.com/journals/jat/2020/8867937.pdf" text:style-name="Internet_20_link" text:visited-style-name="Visited_20_Internet_20_Link">https://downloads.hindawi.com/journals/jat/2020/8867937.pdf</text:a></text:p>
      <text:p text:style-name="P26"/>
      <text:p text:style-name="P27"><text:span text:style-name="T82">35) </text:span>Localization and Navigation for Indoor Mobile Robot Based on ROS</text:p>
      <text:p text:style-name="P27"><text:a xlink:type="simple" xlink:href="https://ieeexplore.ieee.org/stamp/stamp.jsp?tp=&amp;arnumber=8623225" text:style-name="Internet_20_link" text:visited-style-name="Visited_20_Internet_20_Link">https://ieeexplore.ieee.org/stamp/stamp.jsp?tp=&amp;arnumber=8623225</text:a></text:p>
      <text:p text:style-name="P48"><text:span text:style-name="T15">%%%%%%%%%%%</text:span><text:span text:style-name="T16">%</text:span><text:span text:style-name="T15">%%%</text:span><text:span text:style-name="T21">GOOD PAPER</text:span><text:span text:style-name="T16">%%%%%%%%%%%%%%%%%%</text:span></text:p>
      <text:p text:style-name="P72"/>
      <text:p text:style-name="P27"><text:span text:style-name="T82">36) </text:span>Research and Implementation of Indoor Location for Home Service Robot</text:p>
      <text:p text:style-name="P27"><text:a xlink:type="simple" xlink:href="../../../Downloads/Research_and_Implementation_of_Indoor_Location_for.pdf" text:style-name="Internet_20_link" text:visited-style-name="Visited_20_Internet_20_Link">file:///home/jason/Downloads/Research_and_Implementation_of_Indoor_Location_for.pdf</text:a></text:p>
      <text:p text:style-name="P49"><text:span text:style-name="T15">%%%%%%%%%%%</text:span><text:span text:style-name="T16">%</text:span><text:span text:style-name="T15">%%%</text:span><text:span text:style-name="T21">GOOD PAPER</text:span><text:span text:style-name="T16">%%%%%%%%%%%%%%%%%%</text:span></text:p>
      <text:p text:style-name="P73"><text:soft-page-break/></text:p>
      <text:p text:style-name="P66"><text:span text:style-name="T18">3</text:span><text:span text:style-name="T19">7) </text:span><text:span text:style-name="T12">Research and Implementation of SLAM Based on LIDAR for Four-Wheeled Mobile Robot</text:span></text:p>
      <text:p text:style-name="P28"><text:a xlink:type="simple" xlink:href="https://ieeexplore.ieee.org/stamp/stamp.jsp?tp=&amp;arnumber=8492968" text:style-name="Internet_20_link" text:visited-style-name="Visited_20_Internet_20_Link"><text:span text:style-name="T20">https://ieeexplore.ieee.org/stamp/stamp.jsp?tp=&amp;arnumber=8492968</text:span></text:a></text:p>
      <text:p text:style-name="P74"/>
      <text:p text:style-name="P74"/>
      <text:p text:style-name="P67"><text:span text:style-name="T19">3</text:span><text:span text:style-name="T17">8) </text:span></text:p>
      <text:p text:style-name="P27"/>
      <text:p text:style-name="P62"/>
      <text:p text:style-name="P65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54"><text:span text:style-name="T24">R</text:span><text:span text:style-name="T23">EFERENCES </text:span></text:p>
      <text:p text:style-name="P63"/>
      <text:p text:style-name="P64">1) SLAM Tutorial</text:p>
      <text:p text:style-name="P54"><text:a xlink:type="simple" xlink:href="https://wenku.baidu.com/view/2a797e50f01dc281e53af0a7.html" text:style-name="Internet_20_link" text:visited-style-name="Visited_20_Internet_20_Link"><text:span text:style-name="T23">https://wenku.baidu.com/view/2a797e50f01dc281e53af0a7.html</text:span></text:a></text:p>
      <text:p text:style-name="P63"/>
      <text:p text:style-name="P64">2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16:36:41.438099588</meta:creation-date>
    <meta:editing-duration>PT8H15M1S</meta:editing-duration>
    <meta:editing-cycles>14</meta:editing-cycles>
    <meta:generator>LibreOffice/6.0.7.3$Linux_X86_64 LibreOffice_project/00m0$Build-3</meta:generator>
    <dc:date>2021-11-17T21:16:37.985427533</dc:date>
    <meta:document-statistic meta:table-count="0" meta:image-count="0" meta:object-count="0" meta:page-count="4" meta:paragraph-count="90" meta:word-count="501" meta:character-count="6220" meta:non-whitespace-character-count="5802"/>
  </office:meta>
</office:document-meta>
</file>